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ader.getRuleThickn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er.getDominantBas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er.getLeader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er.getRule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er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er.getAlignmentAdju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er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er.Leader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er.getLeader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er.bind( PropertyList pLi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eader.getLeaderPattern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er.getAlignmentBas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er.getBaselineShi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er.getLeaderAlig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